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1ed6a9" officeooo:paragraph-rsid="001ed6a9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ed6a9" officeooo:paragraph-rsid="001ed6a9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1ed6a9" officeooo:paragraph-rsid="001ed6a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 réponses – Partie 2 – Les longs métrages Disney</text:p>
      <text:p text:style-name="P2"/>
      <text:h text:style-name="P1" text:outline-level="3">Question 1 :</text:h>
      <text:p text:style-name="P3"/>
      <text:h text:style-name="P1" text:outline-level="3">Question 2 :</text:h>
      <text:p text:style-name="P3"/>
      <text:h text:style-name="P1" text:outline-level="3">Question 3 :</text:h>
      <text:p text:style-name="P3"/>
      <text:h text:style-name="P1" text:outline-level="3">Question 4 :</text:h>
      <text:h text:style-name="P1" text:outline-level="3"/>
      <text:h text:style-name="P1" text:outline-level="3">Question 5 :</text:h>
      <text:p text:style-name="P3"/>
      <text:h text:style-name="P1" text:outline-level="3">Question 6 :</text:h>
      <text:p text:style-name="P3"/>
      <text:h text:style-name="P1" text:outline-level="3">Question 7 :</text:h>
      <text:p text:style-name="P3"/>
      <text:h text:style-name="P1" text:outline-level="3">Question 8 :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6:32:23.095510199</meta:creation-date>
    <meta:generator>LibreOffice/7.6.5.2$Linux_X86_64 LibreOffice_project/60$Build-2</meta:generator>
    <dc:date>2024-03-26T06:35:49.209924901</dc:date>
    <meta:editing-duration>PT3M30S</meta:editing-duration>
    <meta:editing-cycles>1</meta:editing-cycles>
    <meta:document-statistic meta:table-count="0" meta:image-count="0" meta:object-count="0" meta:page-count="1" meta:paragraph-count="9" meta:word-count="32" meta:character-count="152" meta:non-whitespace-character-count="127"/>
  </office:meta>
</office:document-meta>
</file>